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17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0.705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492in"/>
    </style:style>
    <style:style style:name="co6" style:family="table-column">
      <style:table-column-properties fo:break-before="auto" style:column-width="1.642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92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9791in" fo:break-before="auto" style:use-optimal-row-height="false"/>
    </style:style>
    <style:style style:name="ta1" style:family="table" style:master-page-name="PageStyle_5f_Props">
      <style:table-properties table:display="true" style:writing-mode="lr-tb"/>
    </style:style>
    <style:style style:name="ta2" style:family="table" style:master-page-name="PageStyle_5f_Tre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3" style:family="table-cell" style:parent-style-name="Excel_20_Built-in_20_20_25__20_-_20_Accent4" style:data-style-name="N0">
      <style:table-cell-properties fo:background-color="#fde9a9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7" style:family="table-cell" style:parent-style-name="Excel_20_Built-in_20_20_25__20_-_20_Accent2" style:data-style-name="N0">
      <style:table-cell-properties fo:background-color="#ccf4c6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style:rotation-align="none"/>
    </style:style>
    <style:style style:name="ce10" style:family="table-cell" style:parent-style-name="Excel_20_Built-in_20_20_25__20_-_20_Accent2" style:data-style-name="N0">
      <style:table-cell-properties fo:background-color="#f9cfb5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aadcf7"/>
    </style:style>
    <style:style style:name="ce4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aadcf7" style:rotation-align="none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2" style:family="graphic">
      <style:graphic-properties draw:stroke="dash" draw:stroke-dash="Dashed_20__28_var_29_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3" style:family="graphic">
      <style:graphic-properties draw:stroke="dash" draw:stroke-dash="Dashed_20__28_var_29__20_4" svg:stroke-width="0.0209in" svg:stroke-color="#43739e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 / Provider</text:p>
          </table:table-cell>
          <table:table-cell table:style-name="ce14" office:value-type="string" calcext:value-type="string" table:number-columns-spanned="5" table:number-rows-spanned="1">
            <text:p>Destinations / Consumers</text:p>
          </table:table-cell>
          <table:covered-table-cell table:number-columns-repeated="4" table:style-name="ce1"/>
          <table:table-cell table:style-name="ce22" table:number-columns-repeated="1013"/>
        </table:table-row>
        <table:table-row table:style-name="ro2">
          <table:table-cell table:style-name="ce44" office:value-type="string" calcext:value-type="string">
            <text:p>namespac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44" office:value-type="string" calcext:value-type="string">
            <text:p>1 – Connector</text:p>
          </table:table-cell>
          <table:table-cell table:style-name="ce44" table:number-columns-repeated="1017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table:number-columns-repeated="3"/>
          <table:table-cell table:style-name="ce59"/>
          <table:table-cell table:style-name="ce44" table:number-columns-repeated="1013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ination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office:value-type="string" calcext:value-type="string">
            <text:p>3 – Pagination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adingIndicato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ptyPlaceholde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1 – Connector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class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Order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itColumnWidths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SelectionRect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ntextMenu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ItemsOpe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nSelectionChang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lumnsResizeEnd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KeyDow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autoFocus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3" office:value-type="string" calcext:value-type="string">
            <text:p>item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3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ColumnGroup</text:p>
          </table:table-cell>
          <table:table-cell table:style-name="ce5" office:value-type="string" calcext:value-type="string">
            <text:p>7 – TableRow</text:p>
          </table:table-cell>
          <table:table-cell/>
          <table:table-cell table:style-name="ce59"/>
          <table:table-cell table:style-name="ce44" table:number-columns-repeated="1013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10" office:value-type="string" calcext:value-type="string">
            <text:p>1 – Connector</text:p>
          </table:table-cell>
          <table:table-cell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office:value-type="string" calcext:value-type="string">
            <text:p>6 – ColumnGroup</text:p>
          </table:table-cell>
          <table:table-cell office:value-type="string" calcext:value-type="string">
            <text:p>7 – TableR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ction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Head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ColumnWidthsContext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4 – ResizingContainer</text:p>
          </table:table-cell>
          <table:table-cell table:style-name="ce5" office:value-type="string" calcext:value-type="string">
            <text:p>6 – ColumnGroup</text:p>
          </table:table-cell>
          <table:table-cell table:style-name="ce5" table:number-columns-repeated="1017"/>
        </table:table-row>
        <table:table-row table:style-name="ro2">
          <table:table-cell table:style-name="ce3" office:value-type="string" calcext:value-type="string">
            <text:p>body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electionRect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3" office:value-type="string" calcext:value-type="string">
            <text:p>tableBodyRef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Bod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agSelect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lumnResize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 office:value-type="string" calcext:value-type="string">
            <text:p>7 – TableHea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tCursorClass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sTouchingRef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ollToPos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Cou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ToPag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any</text:p>
          </table:table-cell>
          <table:table-cell table:style-name="ce5" office:value-type="string" calcext:value-type="string">
            <text:p>2 – Root</text:p>
          </table:table-cell>
          <table:table-cell office:value-type="string" calcext:value-type="string">
            <text:p>3 – Err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Placeholder</text:p>
          </table:table-cell>
          <table:table-cell office:value-type="string" calcext:value-type="string">
            <text:p>boolean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isSelectingRef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ble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office:value-type="string" calcext:value-type="string">
            <text:p>5 – HeadCont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ad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1016"/>
        </table:table-row>
        <table:table-row table:style-name="ro4">
          <table:table-cell table:style-name="ce5"/>
          <table:table-cell table:number-columns-repeated="1020"/>
        </table:table-row>
        <table:table-row table:style-name="ro2">
          <table:table-cell table:style-name="ce7" office:value-type="string" calcext:value-type="string">
            <text:p>Context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verrid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f / Ref setter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Distribution</text:p>
          </table:table-cell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5"/>
          <table:table-cell table:number-columns-repeated="1020"/>
        </table:table-row>
        <table:table-row table:style-name="ro2" table:number-rows-repeated="1048524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Tree" table:style-name="ta2">
        <office:forms form:automatic-focus="false" form:apply-design-mode="false"/>
        <table:table-column table:style-name="co5" table:default-cell-style-name="ce31"/>
        <table:table-column table:style-name="co6" table:number-columns-repeated="7" table:default-cell-style-name="ce31"/>
        <table:table-column table:style-name="co3" table:number-columns-repeated="56" table:default-cell-style-name="ce31"/>
        <table:table-column table:style-name="co3" table:number-columns-repeated="960" table:default-cell-style-name="Default"/>
        <table:table-row table:style-name="ro6">
          <table:table-cell table:style-name="ce23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string" calcext:value-type="string">
            <text:p>Connector</text:p>
            <draw:line table:end-cell-address="Tree.E2" table:end-x="0.8169in" table:end-y="0.2602in" draw:z-index="0" draw:style-name="gr1" draw:text-style-name="P1" svg:x1="0.8169in" svg:y1="0.7394in" svg:x2="0.8169in" svg:y2="1.2394in">
              <text:p/>
            </draw:line>
          </table:table-cell>
          <table:table-cell table:style-name="ce34" table:number-columns-repeated="1019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32" table:number-columns-repeated="2"/>
          <table:table-cell table:style-name="ce32">
            <draw:line table:end-cell-address="Tree.E3" table:end-x="0.5992in" table:end-y="0.2307in" draw:z-index="1" draw:style-name="gr1" draw:text-style-name="P1" svg:x1="2.2417in" svg:y1="0.7606in" svg:x2="0.8972in" svg:y2="1.2098in">
              <text:p/>
            </draw:line>
          </table:table-cell>
          <table:table-cell table:style-name="ce68" office:value-type="string" calcext:value-type="string">
            <text:p>Root</text:p>
            <text:p>(Shortcuts)</text:p>
            <draw:line table:end-cell-address="Tree.F3" table:end-x="0.7512in" table:end-y="0.2291in" draw:z-index="10" draw:style-name="gr1" draw:text-style-name="P1" svg:x1="1.0472in" svg:y1="0.7591in" svg:x2="2.3933in" svg:y2="1.2083in">
              <text:p/>
            </draw:line>
          </table:table-cell>
          <table:table-cell table:style-name="ce32" table:number-columns-repeated="59"/>
          <table:table-cell table:number-columns-repeated="960"/>
        </table:table-row>
        <table:table-row table:style-name="ro6">
          <table:table-cell table:style-name="ce24" office:value-type="float" office:value="3" calcext:value-type="float">
            <text:p>3</text:p>
          </table:table-cell>
          <table:table-cell table:style-name="ce32"/>
          <table:table-cell table:style-name="ce32">
            <draw:line table:end-cell-address="Tree.D4" table:end-x="0.5992in" table:end-y="0.2343in" draw:z-index="12" draw:style-name="gr2" draw:text-style-name="P1" svg:x1="2.2417in" svg:y1="0.7642in" svg:x2="0.8988in" svg:y2="1.2134in">
              <text:p/>
            </draw:line>
          </table:table-cell>
          <table:table-cell table:style-name="ce42" office:value-type="string" calcext:value-type="string">
            <text:p>ScrollingContainer</text:p>
            <text:p>(Drag selection)</text:p>
            <draw:line table:end-cell-address="Tree.E4" table:end-x="0.6886in" table:end-y="0.2386in" draw:z-index="11" draw:style-name="gr1" draw:text-style-name="P1" svg:x1="0.9866in" svg:y1="0.7685in" svg:x2="2.3311in" svg:y2="1.2177in">
              <text:p/>
            </draw:line>
          </table:table-cell>
          <table:table-cell table:style-name="ce32"/>
          <table:table-cell table:style-name="ce68" office:value-type="string" calcext:value-type="string">
            <text:p>PaginationContainer</text:p>
            <draw:line table:end-cell-address="Tree.F3" table:end-x="0.7957in" table:end-y="0.7398in" draw:z-index="8" draw:style-name="gr3" draw:text-style-name="P1" svg:x1="0.7953in" svg:y1="0.7394in" svg:x2="0.7953in" svg:y2="1.2394in">
              <text:p/>
            </draw:line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Error</text:p>
            <draw:line table:end-cell-address="Tree.E5" table:end-x="0.5465in" table:end-y="0.2535in" draw:z-index="9" draw:style-name="gr1" draw:text-style-name="P1" svg:x1="3.8315in" svg:y1="0.7736in" svg:x2="0.9488in" svg:y2="1.2327in">
              <text:p/>
            </draw:line>
          </table:table-cell>
          <table:table-cell table:style-name="ce32"/>
          <table:table-cell table:style-name="ce30" office:value-type="string" calcext:value-type="string">
            <text:p>ResizingContainer</text:p>
            <text:p>(Column resizing)</text:p>
            <draw:line table:end-cell-address="Tree.G5" table:end-x="0.6453in" table:end-y="0.2591in" draw:z-index="2" draw:style-name="gr1" draw:text-style-name="P1" svg:x1="1.0457in" svg:y1="0.7791in" svg:x2="3.9299in" svg:y2="1.2382in">
              <text:p/>
            </draw:line>
          </table:table-cell>
          <table:table-cell table:style-name="ce32" office:value-type="string" calcext:value-type="string">
            <text:p>Pagination</text:p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5" calcext:value-type="float">
            <text:p>5</text:p>
          </table:table-cell>
          <table:table-cell table:style-name="ce32">
            <draw:line table:end-cell-address="Tree.C6" table:end-x="0.6327in" table:end-y="0.2394in" draw:z-index="3" draw:style-name="gr1" draw:text-style-name="P1" svg:x1="2.2748in" svg:y1="0.6976in" svg:x2="0.9217in" svg:y2="1.2185in">
              <text:p/>
            </draw:line>
          </table:table-cell>
          <table:table-cell table:style-name="ce32" office:value-type="string" calcext:value-type="string">
            <text:p>HeadContainer</text:p>
            <draw:line table:end-cell-address="Tree.D6" table:end-x="0.6299in" table:end-y="0.2394in" draw:z-index="4" draw:style-name="gr1" draw:text-style-name="P1" svg:x1="0.9244in" svg:y1="0.6976in" svg:x2="2.2724in" svg:y2="1.2185in">
              <text:p/>
            </draw:line>
          </table:table-cell>
          <table:table-cell table:style-name="ce32" table:number-columns-repeated="2"/>
          <table:table-cell table:style-name="ce32">
            <draw:line table:end-cell-address="Tree.G6" table:end-x="0.6768in" table:end-y="0.228in" draw:z-index="13" draw:style-name="gr2" draw:text-style-name="P1" svg:x1="2.3193in" svg:y1="0.7579in" svg:x2="0.9764in" svg:y2="1.2071in">
              <text:p/>
            </draw:line>
          </table:table-cell>
          <table:table-cell table:style-name="ce68" office:value-type="string" calcext:value-type="string">
            <text:p>BodyContainer</text:p>
          </table:table-cell>
          <table:table-cell table:style-name="ce32" table:number-columns-repeated="57"/>
          <table:table-cell table:number-columns-repeated="960"/>
        </table:table-row>
        <table:table-row table:style-name="ro6">
          <table:table-cell table:style-name="ce24" office:value-type="float" office:value="6" calcext:value-type="float">
            <text:p>6</text:p>
          </table:table-cell>
          <table:table-cell table:style-name="ce30" office:value-type="string" calcext:value-type="string">
            <text:p>ColumnGroup</text:p>
          </table:table-cell>
          <table:table-cell table:style-name="ce32"/>
          <table:table-cell table:style-name="ce68" office:value-type="string" calcext:value-type="string">
            <text:p>TableHead</text:p>
            <draw:line table:end-cell-address="Tree.D7" table:end-x="0.8122in" table:end-y="0.2421in" draw:z-index="7" draw:style-name="gr1" draw:text-style-name="P1" svg:x1="0.8122in" svg:y1="0.7185in" svg:x2="0.8122in" svg:y2="1.2213in">
              <text:p/>
            </draw:line>
          </table:table-cell>
          <table:table-cell table:style-name="ce32"/>
          <table:table-cell table:style-name="ce30" office:value-type="string" calcext:value-type="string">
            <text:p>ColumnGroup</text:p>
          </table:table-cell>
          <table:table-cell table:style-name="Default">
            <draw:line table:end-cell-address="Tree.H6" table:end-x="0.6965in" table:end-y="0.6441in" draw:z-index="14" draw:style-name="gr2" draw:text-style-name="P1" svg:x1="0.926in" svg:y1="-0.2311in" svg:x2="2.2689in" svg:y2="0.2181in">
              <text:p/>
            </draw:line>
          </table:table-cell>
          <table:table-cell table:style-name="ce68" office:value-type="string" calcext:value-type="string">
            <text:p>TableBody</text:p>
            <draw:line table:end-cell-address="Tree.H6" table:end-x="0.7957in" table:end-y="0.7189in" draw:z-index="6" draw:style-name="gr1" draw:text-style-name="P1" svg:x1="0.7953in" svg:y1="0.7185in" svg:x2="0.7953in" svg:y2="1.2224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4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string" calcext:value-type="string">
            <text:p>TableHeader</text:p>
          </table:table-cell>
          <table:table-cell table:style-name="ce32" table:number-columns-repeated="3"/>
          <table:table-cell table:style-name="ce32" office:value-type="string" calcext:value-type="string">
            <text:p>TableRow</text:p>
            <draw:line table:end-cell-address="Tree.H7" table:end-x="0.7957in" table:end-y="0.7646in" draw:z-index="5" draw:style-name="gr1" draw:text-style-name="P1" svg:x1="0.7953in" svg:y1="0.7642in" svg:x2="0.7953in" svg:y2="1.2642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5" office:value-type="float" office:value="8" calcext:value-type="float">
            <text:p>8</text:p>
          </table:table-cell>
          <table:table-cell table:style-name="ce36" table:number-columns-repeated="6"/>
          <table:table-cell table:style-name="ce36" office:value-type="string" calcext:value-type="string">
            <text:p>TableCell</text:p>
          </table:table-cell>
          <table:table-cell table:style-name="ce36" table:number-columns-repeated="1016"/>
        </table:table-row>
        <table:table-row table:style-name="ro2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28" office:value-type="string" calcext:value-type="string" table:number-columns-spanned="2" table:number-rows-spanned="1">
            <text:p>Connected to redux</text:p>
          </table:table-cell>
          <table:covered-table-cell table:style-name="ce28"/>
          <table:table-cell table:number-columns-repeated="1022"/>
        </table:table-row>
        <table:table-row table:style-name="ro2">
          <table:table-cell table:style-name="ce29" office:value-type="string" calcext:value-type="string" table:number-columns-spanned="2" table:number-rows-spanned="1">
            <text:p>Uses ColumnWidthsContext</text:p>
          </table:table-cell>
          <table:covered-table-cell table:style-name="ce29"/>
          <table:table-cell table:number-columns-repeated="1022"/>
        </table:table-row>
        <table:table-row table:style-name="ro2">
          <table:table-cell table:style-name="ce33" table:number-columns-spanned="2" table:number-rows-spanned="1"/>
          <table:covered-table-cell table:style-name="ce33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6" style:display-name="Excel Built-in 20% - Accent6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eeb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53" draw:display-name="msArrowOpenEnd 5 53" svg:viewBox="0 0 350 350" svg:d="M175 0l175 293-57 57-81-142v142h-75v-142l-81 142-56-57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300%" draw:distance="10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52in" fo:margin-bottom="0.252in" fo:margin-left="0.252in" fo:margin-right="0.252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2in" fo:margin-bottom="0.752in" fo:margin-left="0.7008in" fo:margin-right="0.700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19:23:24.438460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e" style:display-name="PageStyle_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s" style:display-name="PageStyle_Pro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3</meta:editing-cycles>
    <dc:date>2021-06-09T21:38:45.069530149</dc:date>
    <meta:generator>LibreOffice/7.1.2.2$Linux_X86_64 LibreOffice_project/8a45595d069ef5570103caea1b71cc9d82b2aae4</meta:generator>
    <meta:editing-duration>P1DT5H6M12S</meta:editing-duration>
    <meta:document-statistic meta:table-count="2" meta:cell-count="225" meta:object-count="15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